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은 궁서'"/>
  </office:font-face-decls>
  <office:automatic-styles>
    <style:style style:family="paragraph" style:list-style-name="WW8Num1" style:name="P1" style:parent-style-name="Standard">
      <style:paragraph-properties fo:line-height="150%"/>
      <style:text-properties style:font-name="Verdana" style:font-name-complex="Verdana"/>
    </style:style>
    <style:style style:family="paragraph" style:name="P2" style:parent-style-name="Standard">
      <style:paragraph-properties fo:line-height="150%" fo:margin-left="0.25in" fo:margin-right="0in" fo:text-indent="0in" style:auto-text-indent="false"/>
    </style:style>
    <style:style style:family="paragraph" style:master-page-name="Standard" style:name="P3" style:parent-style-name="Standard">
      <style:paragraph-properties style:page-number="auto"/>
    </style:style>
    <style:style style:family="paragraph" style:name="P4">
      <style:paragraph-properties fo:text-align="center" style:writing-mode="lr-tb"/>
    </style:style>
    <style:style style:family="paragraph" style:name="P5">
      <style:paragraph-properties style:writing-mode="lr-tb"/>
    </style:style>
    <style:style style:family="text" style:name="T1">
      <style:text-properties fo:country="none" fo:language="none" style:country-asian="none" style:language-asian="none"/>
    </style:style>
    <style:style style:family="text" style:name="T2">
      <style:text-properties fo:country="DE" fo:font-size="12pt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family="text" style:name="T3">
      <style:text-properties fo:country="GB" fo:font-size="11pt" fo:language="en" style:country-complex="SA" style:font-name="Verdana" style:font-name-asian="Times New Roman" style:font-name-complex="Verdana" style:font-size-asian="11pt" style:font-size-complex="11pt" style:language-complex="ar" style:use-window-font-color="true"/>
    </style:style>
    <style:style style:family="text" style:name="T4">
      <style:text-properties fo:country="GB" fo:font-size="12pt" fo:language="en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family="text" style:name="T5">
      <style:text-properties fo:country="DE" fo:font-size="11pt" fo:language="de" style:country-complex="SA" style:font-name="Verdana" style:font-name-asian="Times New Roman" style:font-name-complex="Verdana" style:font-size-asian="11pt" style:font-size-complex="11pt" style:language-complex="ar" style:use-window-font-color="true"/>
    </style:style>
    <style:style style:family="graphic" style:name="fr1" style:parent-style-name="Frame">
      <style:graphic-properties fo:background-color="#ffffff" fo:border="none" fo:margin-left="0.1256in" fo:margin-right="0.1256in" fo:padding-bottom="0.0508in" fo:padding-left="0.1008in" fo:padding-right="0.1008in" fo:padding-top="0.0508in" style:background-transparency="10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ackground-color="#ffffff" fo:border="0.74pt solid #000000" fo:margin-left="0.1256in" fo:margin-right="0.1256in" fo:padding-bottom="0.05in" fo:padding-left="0.1in" fo:padding-right="0.1in" fo:padding-top="0.05in" style:background-transparency="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gr1">
      <style:graphic-properties style:horizontal-pos="from-left" style:horizontal-rel="char" style:number-wrapped-paragraphs="no-limit" style:run-through="foreground" style:vertical-pos="from-top" style:wrap="run-through"/>
    </style:style>
    <style:style style:family="graphic" style:name="gr2">
      <style:graphic-properties draw:auto-grow-height="false" draw:fill="none" draw:fill-color="#ffffff" draw:stroke="none" draw:textarea-horizontal-align="left" draw:textarea-vertical-align="top" fo:padding-bottom="0.0902in" fo:padding-left="0.1736in" fo:padding-right="0.1736in" fo:padding-top="0.0902in" fo:wrap-option="wrap" style:run-through="foreground"/>
    </style:style>
    <style:style style:family="graphic" style:name="gr3">
      <style:graphic-properties draw:auto-grow-height="false" draw:fill="solid" draw:fill-color="#ffffff" draw:stroke="solid" draw:stroke-linejoin="miter" draw:textarea-horizontal-align="left" draw:textarea-vertical-align="top" fo:padding-bottom="0.0902in" fo:padding-left="0.1736in" fo:padding-right="0.1736in" fo:padding-top="0.0902in" fo:wrap-option="wrap" style:run-through="foreground" svg:stroke-color="#000000" svg:stroke-width="0.0209in"/>
    </style:style>
    <style:style style:family="graphic" style:name="gr4">
      <style:graphic-properties draw:auto-grow-height="false" draw:auto-grow-width="false" draw:fill="solid" draw:fill-color="#ffffff" draw:stroke="solid" draw:stroke-linejoin="miter" draw:textarea-horizontal-align="justify" draw:textarea-vertical-align="top" fo:padding-bottom="0.05in" fo:padding-left="0.1in" fo:padding-right="0.1in" fo:padding-top="0.05in" fo:wrap-option="wrap" style:run-through="foreground" svg:stroke-color="#000000" svg:stroke-width="0.0102in"/>
    </style:style>
    <style:style style:family="graphic" style:name="gr5">
      <style:graphic-properties draw:auto-grow-height="false" draw:fill="solid" draw:fill-color="#969696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width="0.0102in"/>
    </style:style>
    <style:style style:family="graphic" style:name="gr6">
      <style:graphic-properties draw:auto-grow-height="false" draw:fill="solid" draw:fill-color="#ffffff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width="0.0102in"/>
    </style:style>
    <style:style style:family="graphic" style:name="a4dfd76">
      <style:graphic-properties draw:auto-grow-height="false" draw:fill="solid" draw:fill-color="#969696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width="0.0102in"/>
    </style:style>
    <style:style style:family="graphic" style:name="aa98b99">
      <style:graphic-properties draw:auto-grow-height="false" draw:fill="solid" draw:fill-color="#969696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width="0.0102in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name="Frame1" draw:style-name="fr1" draw:z-index="5" svg:height="0.3752in" svg:width="10.6252in" svg:x="0in" svg:y="7.3752in" text:anchor-type="char"><draw:text-box><text:p text:style-name="Standard"/></draw:text-box></draw:frame><draw:frame draw:name="Frame2" draw:style-name="fr2" draw:z-index="4" svg:height="4.0098in" svg:width="2.6346in" svg:x="0.1882in" svg:y="2.8701in" text:anchor-type="char"><draw:text-box><text:list text:style-name="WW8Num1" xml:id="list628723854"><text:list-item><text:p text:style-name="P1">3</text:p></text:list-item></text:list><text:p text:style-name="P2"/><text:p text:style-name="P2">Danke!</text:p></draw:text-box></draw:frame><text:s text:c="2"/><draw:custom-shape draw:style-name="aa98b99" draw:text-style-name="P5" draw:z-index="3" svg:height="0.2504in" svg:width="10.8752in" svg:x="-0.8252in" svg:y="0.0598in" text:anchor-type="char"><text:p/><draw:enhanced-geometry draw:enhanced-path="M 0 0 L 21600 0 21600 21600 0 21600 0 0 Z N" draw:type="rectangle" svg:viewBox="0 0 21600 21600"/></draw:custom-shape><draw:custom-shape draw:style-name="gr5" draw:text-style-name="P5" draw:transform="rotate (-1.5707963267949) translate (10.05in 0.0597222222222222in)" draw:z-index="1" svg:height="0.2504in" svg:width="7.0004in" text:anchor-type="char"><text:p/><draw:enhanced-geometry draw:enhanced-path="M 0 0 L 21600 0 21600 21600 0 21600 0 0 Z N" draw:type="rectangle" svg:viewBox="0 0 21600 21600"/></draw:custom-shape><draw:custom-shape draw:style-name="gr6" draw:text-style-name="P5" draw:z-index="2" svg:height="0.2504in" svg:width="10.0004in" svg:x="0.0917in" svg:y="-0.7681in" text:anchor-type="char"><text:p/><draw:enhanced-geometry draw:enhanced-path="M 0 0 L 21600 0 21600 21600 0 21600 0 0 Z N" draw:type="rectangle" svg:viewBox="0 0 21600 21600"/></draw:custom-shape>2<text:span text:style-name="T1"><draw:g draw:style-name="gr1" draw:z-index="0" svg:y="0in" text:anchor-type="as-char"><draw:rect draw:style-name="gr2" draw:text-style-name="P4" svg:height="5.876in" svg:width="9.8748in" svg:x="0in" svg:y="0in"><text:p/></draw:rect><draw:custom-shape draw:style-name="gr3" draw:text-style-name="P5" draw:transform="rotate (0.11693705988362) translate (4.83680555555556in 4.14166666666667in)" svg:height="1.626in" svg:width="4.4996in"><text:p/><draw:enhanced-geometry draw:enhanced-path="M 0 0 L 21600 0 21600 21600 0 21600 0 0 Z N" draw:type="rectangle" svg:viewBox="0 0 21600 21600"/></draw:custom-shape><draw:custom-shape draw:style-name="gr3" draw:text-style-name="P5" draw:transform="rotate (-0.135612082879959) translate (5.04652777777778in 0.952083333333333in)" svg:height="1.4996in" svg:width="4.498in"><text:p/><draw:enhanced-geometry draw:enhanced-path="M 0 0 L 21600 0 21600 21600 0 21600 0 0 Z N" draw:type="rectangle" svg:viewBox="0 0 21600 21600"/></draw:custom-shape><draw:custom-shape draw:style-name="gr3" draw:text-style-name="P5" draw:transform="rotate (0.0678933079025794) translate (0.00347222222222222in 1.16180555555556in)" svg:height="1.4996in" svg:width="4.626in"><text:p/><draw:enhanced-geometry draw:enhanced-path="M 0 0 L 21600 0 21600 21600 0 21600 0 0 Z N" draw:type="rectangle" svg:viewBox="0 0 21600 21600"/></draw:custom-shape><draw:custom-shape draw:style-name="gr3" draw:text-style-name="P5" svg:height="2.1268in" svg:width="1.1248in" svg:x="3.1744in" svg:y="3.7484in"><text:p/><draw:enhanced-geometry draw:enhanced-path="M 0 0 L 21600 0 21600 21600 0 21600 0 0 Z N" draw:type="rectangle" svg:viewBox="0 0 21600 21600"/></draw:custom-shape><draw:frame draw:style-name="gr4" draw:text-style-name="P4" svg:height="0.9996in" svg:width="0.876in" svg:x="3.2984in" svg:y="4.2484in" text:anchor-type="paragraph"><draw:text-box><text:p text:style-name="P4"><text:span text:style-name="T2">sdfsdf</text:span></text:p></draw:text-box></draw:frame><draw:frame draw:style-name="gr4" draw:text-style-name="P5" draw:transform="rotate (0.125838239068791) translate (5.16805555555556in 4.21458333333333in)" svg:height="1.376in" svg:width="1.374in" text:anchor-type="paragraph"><draw:text-box><text:p text:style-name="P5"><text:span text:style-name="T3">sdfsdf</text:span></text:p><text:p text:style-name="P5"><text:span text:style-name="T4"/></text:p></draw:text-box></draw:frame><draw:frame draw:style-name="gr4" draw:text-style-name="P5" draw:transform="rotate (0.125838239068791) translate (7.55069444444444in 3.96388888888889in)" svg:height="1.2496in" svg:width="1.3752in" text:anchor-type="paragraph"><draw:text-box><text:p text:style-name="P5"><text:span text:style-name="T5">sdfsdf </text:span></text:p></draw:text-box></draw:frame><draw:frame draw:style-name="gr4" draw:text-style-name="P5" draw:transform="rotate (-0.138753675533549) translate (5.26736111111111in 1.03472222222222in)" svg:height="1.2496in" svg:width="1.374in" text:anchor-type="paragraph"><draw:text-box><text:p text:style-name="P5"><text:span text:style-name="T5">sdfsdfsfd </text:span></text:p></draw:text-box></draw:frame><draw:frame draw:style-name="gr4" draw:text-style-name="P5" draw:transform="rotate (-0.138753675533549) translate (7.14166666666667in 1.28472222222222in)" svg:height="1.2496in" svg:width="1.374in" text:anchor-type="paragraph"><draw:text-box><text:p text:style-name="P5"><text:span text:style-name="T5">sdfsf</text:span></text:p></draw:text-box></draw:frame><draw:frame draw:style-name="gr4" draw:text-style-name="P5" draw:transform="rotate (0.0675442420521806) translate (0.134722222222222in 1.29652777777778in)" svg:height="1.2496in" svg:width="1.3724in" text:anchor-type="paragraph"><draw:text-box><text:p text:style-name="P5"><text:span text:style-name="T5">sdfsdf</text:span></text:p></draw:text-box></draw:frame><draw:frame draw:style-name="gr4" draw:text-style-name="P5" draw:transform="rotate (0.0675442420521806) translate (3.13263888888889in 1.04652777777778in)" svg:height="1.2496in" svg:width="1.3724in" text:anchor-type="paragraph"><draw:text-box><text:p text:style-name="P5"><text:span text:style-name="T5">sdfsdf</text:span></text:p><text:p text:style-name="P5"><text:span text:style-name="T2"/></text:p></draw:text-box></draw:frame></draw:g>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은 궁서'"/>
  </office:font-face-decls>
  <office:styles>
    <style:default-style style:family="graphic">
      <style:graphic-properties draw:end-line-spacing-horizontal="0.1114in" draw:end-line-spacing-vertical="0.1114in" draw:fill-color="#cfe7f5" draw:shadow-offset-x="0.1181in" draw:shadow-offset-y="0.1181in" draw:start-line-spacing-horizontal="0.1114in" draw:start-line-spacing-vertical="0.1114in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4917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은 궁서" style:font-name-complex="Nimbus Sans L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writing-mode="lr-tb"/>
      <style:text-properties fo:country="DE" fo:font-size="12pt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은 궁서" style:font-name-complex="Nimbus Sans 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Nimbus Sans L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Nimbus Sans 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Nimbus Sans L1" style:font-size-asian="12pt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class="extra" style:display-name="Frame contents" style:family="paragraph" style:name="Frame_20_contents" style:parent-style-name="Text_20_body"/>
    <style:style style:family="text" style: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0.5in" fo:text-indent="-0.25in" text:label-followed-by="listtab" text:list-tab-stop-position="0.5in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0.5311in" fo:text-indent="-0.2811in" text:label-followed-by="listtab" text:list-tab-stop-position="0.5311in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0.1972in" fo:margin-left="0.7874in" fo:margin-right="0.1972in" fo:margin-top="0.1972in" fo:page-height="8.2681in" fo:page-width="11.6929in" style:footnote-max-height="0in" style:layout-grid-base-height="0.25in" style:layout-grid-base-width="0.1665in" style:layout-grid-color="#c0c0c0" style:layout-grid-display="false" style:layout-grid-lines="31" style:layout-grid-mode="none" style:layout-grid-print="false" style:layout-grid-ruby-below="false" style:layout-grid-ruby-height="0in" style:layout-grid-snap-to="true" style:layout-grid-snap-to-characters="true" style:num-format="1" style:print-orientation="landscap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display-name="First Page" style:name="First_20_Page" style:next-style-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drup</meta:initial-creator>
    <meta:creation-date>2013-05-30T16:39:00</meta:creation-date>
    <dc:creator>maikeh</dc:creator>
    <dc:date>2013-05-30T16:39:00</dc:date>
    <meta:print-date>2011-03-22T11:19:00</meta:print-date>
    <meta:editing-cycles>2</meta:editing-cycles>
    <meta:document-statistic meta:table-count="0" meta:image-count="0" meta:object-count="0" meta:page-count="1" meta:paragraph-count="3" meta:word-count="4" meta:character-count="11" meta:non-whitespace-character-count="10"/>
    <meta:generator>ReaderEngine/1$Linux_X86_64 LibreOffice_project/2f56c8</meta:generator>
    <meta:user-defined meta:name="Info 1"/>
    <meta:user-defined meta:name="Info 2"/>
    <meta:user-defined meta:name="Info 3"/>
    <meta:user-defined meta:name="Info 4"/>
  </office:meta>
</office:document-meta>
</file>